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Jameel Noori Nastaleeq" svg:font-family="'Jameel Noori Nastaleeq'" style:font-family-generic="roman" style:font-pitch="variable"/>
    <style:font-face style:name="Jameel Noori Nastaleeq1" svg:font-family="'Jameel Noori Nastaleeq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07in"/>
    </style:style>
    <style:style style:name="co2" style:family="table-column">
      <style:table-column-properties fo:break-before="auto" style:column-width="2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ایک روز ایک صاحبِ زلفِ دراز نے</text:p>
            <text:p>ہم سے کہا کہ کب یہ ہنر مند کی بات ہے</text:p>
            <text:p>آتا نہیں ہے ذکرِ رسولِ خدا تمہیں</text:p>
            <text:p>بس فاطمہ کی بات ہے، حیدر کی بات ہے</text:p>
          </table:table-cell>
          <table:covered-table-cell/>
        </table:table-row>
        <table:table-row table:style-name="ro2">
          <table:table-cell table:style-name="Default" office:value-type="string" calcext:value-type="string">
            <text:p>میں نے کیا جو دعوتِ اول کا تذکرہ</text:p>
            <text:p>بولے ہٹاؤ اس میں تو حیدر کی بات ہے</text:p>
          </table:table-cell>
          <table:table-cell office:value-type="string" calcext:value-type="string">
            <text:p>میں نے کہا کہ ذکرِ رسولِ خدا کروں</text:p>
            <text:p>کہنے لگے کہ ہاں یہی جوہر کی بات ہے</text:p>
          </table:table-cell>
        </table:table-row>
        <table:table-row table:style-name="ro1">
          <table:table-cell table:style-name="Default" office:value-type="string" calcext:value-type="string">
            <text:p>میں نے سنایا آیہ تطہیر کا نزول</text:p>
            <text:p>بولے ہٹاؤ اِس میں تو ایک گھر کی بات ہے</text:p>
            <text:p>میں نے سنایا آیہ تطہیر کا نزول</text:p>
            <text:p>بولے کے گھر میں رہنے دو یہ گھر کی بات ہے</text:p>
          </table:table-cell>
          <table:table-cell office:value-type="string" calcext:value-type="string">
            <text:p>میں نے کہا جہادِ پیمبر کروں بیان</text:p>
            <text:p>خندق کا ذکر ہے کہیں خیبر کی بات ہے</text:p>
            <text:p>کہنے لگے کہ اور کوئی تذکرہ کرو</text:p>
            <text:p>اس میں تو ساف حیدرِ داور کی بات ہے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میں نے نبی کی بت شکنی کا کیا جو ذکر</text:p>
            <text:p>بولے کہ دکھتی ہوئی رگ کو نہ چھیڑیے</text:p>
            <text:p>پاءِ علی و دوشِ پیمبر کی بات ہے</text:p>
          </table:table-cell>
          <table:covered-table-cell/>
        </table:table-row>
        <table:table-row table:style-name="ro2">
          <table:table-cell table:style-name="Default" office:value-type="string" calcext:value-type="string">
            <text:p>میں نے نبی کے آخری حج کا کیا جو ذکر</text:p>
            <text:p>بولے کہ یہ غدیر کے ممبر کی بات ہے</text:p>
          </table:table-cell>
          <table:table-cell office:value-type="string" calcext:value-type="string">
            <text:p>میں نے سنایا جب شبِ ہجرت کا واقعہ</text:p>
            <text:p>بولے کہ یہ رسول کے بستر کی بات ہے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میں نے کہا کہ ذکرِ نبی یا اللہ کس طرح کروں</text:p>
            <text:p>احمد کی بات بات میں حیدر کی بات ہے</text:p>
            <text:p>بولے کہ ذکر اوروں کا آتا نہیں ہے کیوں</text:p>
            <text:p>میں نے کہا کہ یہ تو مقدر کی بات ہے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Jameel Noori Nastaleeq" svg:font-family="'Jameel Noori Nastaleeq'" style:font-family-generic="roman" style:font-pitch="variable"/>
    <style:font-face style:name="Jameel Noori Nastaleeq1" svg:font-family="'Jameel Noori Nastaleeq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4:17:22.714255400</meta:creation-date>
    <dc:date>2026-01-27T14:18:29.290085300</dc:date>
    <meta:editing-duration>PT1M6S</meta:editing-duration>
    <meta:editing-cycles>1</meta:editing-cycles>
    <meta:document-statistic meta:table-count="1" meta:cell-count="9" meta:object-count="0"/>
    <meta:generator>LibreOffice/25.8.4.2$Windows_X86_64 LibreOffice_project/290daaa01b999472f0c7a3890eb6a550fd74c6df</meta:generator>
  </office:meta>
</office:document-meta>
</file>